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6.33mm"/>
    </style:style>
    <style:style style:name="co3" style:family="table-column">
      <style:table-column-properties fo:break-before="auto" style:column-width="16.6mm"/>
    </style:style>
    <style:style style:name="co4" style:family="table-column">
      <style:table-column-properties fo:break-before="auto" style:column-width="11.43mm"/>
    </style:style>
    <style:style style:name="co5" style:family="table-column">
      <style:table-column-properties fo:break-before="auto" style:column-width="12.79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11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column table:style-name="co3" table:default-cell-style-name="Default"/>
        <table:table-column table:style-name="co1" table:number-columns-repeated="3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961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A Matrix Transpose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Ans1</text:p>
          </table:table-cell>
          <table:table-cell table:number-columns-repeated="993"/>
        </table:table-row>
        <table:table-row table:style-name="ro1">
          <table:table-cell table:number-columns-repeated="5"/>
          <table:table-cell office:value-type="string" calcext:value-type="string">
            <text:p>cells</text:p>
          </table:table-cell>
          <table:table-cell/>
          <table:table-cell office:value-type="string" calcext:value-type="string">
            <text:p>1,0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2,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*X</text:p>
          </table:table-cell>
          <table:table-cell/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ns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ac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,0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SUMPRODUCT([.H10:.H51]; [.W10:.W5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25" calcext:value-type="float">
            <text:p>-3.25</text:p>
          </table:table-cell>
          <table:table-cell/>
          <table:table-cell table:formula="of:=SUMPRODUCT([.AC10:.AC51];[.W10:.W51])" office:value-type="float" office:value="21.358493822527" calcext:value-type="float">
            <text:p>21.358493822527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1,0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formula="of:=0.8+0.1" office:value-type="float" office:value="0.9" calcext:value-type="float">
            <text:p>0.9</text:p>
          </table:table-cell>
          <table:table-cell table:formula="of:=-0.8"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0.1"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.121765601217656" calcext:value-type="float">
            <text:p>0.121765601217656</text:p>
          </table:table-cell>
          <table:table-cell/>
          <table:table-cell table:formula="of:=SUMPRODUCT([.I10:.I51]; [.W10:.W51])" office:value-type="float" office:value="-1.41553435639707E-015" calcext:value-type="float">
            <text:p>-1.41553435639707E-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1,0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SUMPRODUCT([.J10:.J51]; [.W10:.W51])" office:value-type="float" office:value="9.99200722162641E-016" calcext:value-type="float">
            <text:p>9.99200722162641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1,0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SUMPRODUCT([.K10:.K51]; [.W10:.W51])" office:value-type="float" office:value="-9.99200722162641E-016" calcext:value-type="float">
            <text:p>-9.99200722162641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1,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formula="of:=-0.1"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SUMPRODUCT([.L10:.L51]; [.W10:.W51])" office:value-type="float" office:value="9.71445146547012E-017" calcext:value-type="float">
            <text:p>9.71445146547012E-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1,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/>
          <table:table-cell office:value-type="float" office:value="0.228333669254416" calcext:value-type="float">
            <text:p>0.228333669254416</text:p>
          </table:table-cell>
          <table:table-cell/>
          <table:table-cell table:formula="of:=SUMPRODUCT([.M10:.M51]; [.W10:.W51])" office:value-type="float" office:value="1.99840144432528E-015" calcext:value-type="float">
            <text:p>1.99840144432528E-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1,1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table:formula="of:=SUMPRODUCT([.N10:.N51]; [.W10:.W51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1,1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table:formula="of:=SUMPRODUCT([.O10:.O51]; [.W10:.W51])" office:value-type="float" office:value="-3.33066907387547E-016" calcext:value-type="float">
            <text:p>-3.33066907387547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1,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formula="of:=0.2+0.8"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08087821354851" calcext:value-type="float">
            <text:p>1.08087821354851</text:p>
          </table:table-cell>
          <table:table-cell/>
          <table:table-cell table:style-name="ce1" table:formula="of:=SUMPRODUCT([.P10:.P51]; [.W10:.W51])" office:value-type="float" office:value="7.35522753814166E-016" calcext:value-type="float">
            <text:p>7.35522753814166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1,2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table:formula="of:=SUMPRODUCT([.Q10:.Q51]; [.W10:.W51])" office:value-type="float" office:value="-3.33066907387547E-016" calcext:value-type="float">
            <text:p>-3.33066907387547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1,2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SUMPRODUCT([.R10:.R51]; [.W10:.W51])" office:value-type="float" office:value="-2.99760216648792E-015" calcext:value-type="float">
            <text:p>-2.99760216648792E-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1,2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table:formula="of:=SUMPRODUCT([.S10:.S51]; [.W10:.W5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1,3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1,3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1,3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1,3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.12276409768122" calcext:value-type="float">
            <text:p>1.12276409768122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2,0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/>
          <table:table-cell office:value-type="float" office:value="0.136986301369863" calcext:value-type="float">
            <text:p>0.136986301369863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2,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2,0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2,0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.12799983319781" calcext:value-type="float">
            <text:p>1.12799983319781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3,0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3,0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1.11111111111111" calcext:value-type="float">
            <text:p>1.11111111111111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3,0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3,0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3,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3,1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/>
          <table:table-cell office:value-type="float" office:value="0.987654320987654" calcext:value-type="float">
            <text:p>0.987654320987654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3,1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3,1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3,2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3,2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.11111111111111" calcext:value-type="float">
            <text:p>1.11111111111111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3,2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3,2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3,3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.987654320987655" calcext:value-type="float">
            <text:p>0.987654320987655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3,3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3,3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3,3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25" calcext:value-type="float">
            <text:p>-3.2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0,2</text:p>
          </table:table-cell>
          <table:table-cell office:value-type="string" calcext:value-type="string">
            <text:p>noop</text:p>
          </table:table-cell>
          <table:table-cell table:number-columns-repeated="2"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864702570838805" calcext:value-type="float">
            <text:p>0.864702570838805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2,1</text:p>
          </table:table-cell>
          <table:table-cell office:value-type="string" calcext:value-type="string">
            <text:p>noop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35297429161193" calcext:value-type="float">
            <text:p>0.135297429161193</text:p>
          </table:table-cell>
          <table:table-cell table:number-columns-repeated="5"/>
          <table:table-cell office:value-type="float" office:value="-65" calcext:value-type="float">
            <text:p>-65</text:p>
          </table:table-cell>
          <table:table-cell table:number-columns-repeated="995"/>
        </table:table-row>
      </table:table>
      <table:named-expressions/>
      <table:database-ranges>
        <table:database-range table:name="__Anonymous_Sheet_DB__0" table:target-range-address="Sheet1.H5:Sheet1.AW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xx" style:country-asian="none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22:58:30.143618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1:44:07.887581571</meta:creation-date>
    <dc:date>2017-05-02T22:59:01.553627993</dc:date>
    <meta:editing-duration>PT51M2S</meta:editing-duration>
    <meta:editing-cycles>14</meta:editing-cycles>
    <meta:generator>LibreOffice/5.2.2.2$Linux_X86_64 LibreOffice_project/20m0$Build-2</meta:generator>
    <meta:document-statistic meta:table-count="1" meta:cell-count="718" meta:object-count="0"/>
  </office:meta>
</office:document-meta>
</file>